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f859"/>
    </style:style>
    <style:style style:name="P2" style:family="paragraph" style:parent-style-name="Preformatted_20_Text">
      <style:text-properties officeooo:rsid="0001f859" officeooo:paragraph-rsid="0001f859"/>
    </style:style>
    <style:style style:name="P3" style:family="paragraph" style:parent-style-name="Preformatted_20_Text">
      <style:text-properties officeooo:rsid="0002ceaf" officeooo:paragraph-rsid="0002ceaf"/>
    </style:style>
    <style:style style:name="T1" style:family="text">
      <style:text-properties officeooo:rsid="0001f859"/>
    </style:style>
    <style:style style:name="T2" style:family="text">
      <style:text-properties officeooo:rsid="001a586a"/>
    </style:style>
    <style:style style:name="T3" style:family="text">
      <style:text-properties fo:color="#000000" fo:background-color="#3399ff" loext:char-shading-value="0"/>
    </style:style>
    <style:style style:name="T4" style:family="text">
      <style:text-properties fo:color="#000000" officeooo:rsid="0001f859" fo:background-color="#3399ff" loext:char-shading-value="0"/>
    </style:style>
    <style:style style:name="T5" style:family="text">
      <style:text-properties officeooo:rsid="0003d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 用戶打開<text:span text:style-name="T1">wifi触发wifienabler的onSwitchChanged方法，加載driver，啓動wpas,並setWifiState(</text:span><text:span text:style-name="T4">WIFI_STATE_ENABLED</text:span><text:span text:style-name="T1">)</text:span></text:p>
      <text:p text:style-name="P2">2.setWifiState(<text:span text:style-name="T3">WIFI_STATE_ENABLED</text:span>)<text:span text:style-name="T2">發送WIFI_STATE_CHANGED_ACTION廣播，触发扫描</text:span></text:p>
      <text:p text:style-name="P2">3.wpas收到scan請求，向driver發送掃描命令</text:p>
      <text:p text:style-name="P2">4.driver掃描完成，通知wpas</text:p>
      <text:p text:style-name="P3">5.wpas處理消息，通知wifiMonitor</text:p>
      <text:p text:style-name="P3">6.wifiMonitor通知wifiStateMachine获取扫描結果</text:p>
      <text:p text:style-name="P3">7.wifiStateMachine获取并保存结果，发送结果可用的广播</text:p>
      <text:p text:style-name="P3">8.相关程序收到广播<text:span text:style-name="T5">，更新列表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0:50:23.610490729</dc:date>
    <meta:generator>LibreOffice/4.2.8.2$Linux_X86_64 LibreOffice_project/420m0$Build-2</meta:generator>
    <meta:editing-duration>PT7M8S</meta:editing-duration>
    <meta:editing-cycles>3</meta:editing-cycles>
    <meta:document-statistic meta:table-count="0" meta:image-count="0" meta:object-count="0" meta:page-count="1" meta:paragraph-count="8" meta:word-count="109" meta:character-count="318" meta:non-whitespace-character-count="317"/>
  </office:meta>
</office:document-meta>
</file>